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1474*"/>
    </style:style>
    <style:style style:name="Tabella4.B" style:family="table-column">
      <style:table-column-properties style:column-width="7.999cm" style:rel-column-width="4535*"/>
    </style:style>
    <style:style style:name="Tabella4.C" style:family="table-column">
      <style:table-column-properties style:column-width="0.801cm" style:rel-column-width="454*"/>
    </style:style>
    <style:style style:name="Tabella4.D" style:family="table-column">
      <style:table-column-properties style:column-width="1.401cm" style:rel-column-width="794*"/>
    </style:style>
    <style:style style:name="Tabella4.E" style:family="table-column">
      <style:table-column-properties style:column-width="1.6cm" style:rel-column-width="907*"/>
    </style:style>
    <style:style style:name="Tabella4.G" style:family="table-column">
      <style:table-column-properties style:column-width="2cm" style:rel-column-width="1134*"/>
    </style:style>
    <style:style style:name="Tabella4.H" style:family="table-column">
      <style:table-column-properties style:column-width="1cm" style:rel-column-width="567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paragraph-rsid="00130f00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Footer">
      <style:text-properties fo:font-style="italic" style:font-style-asian="italic"/>
    </style:style>
    <style:style style:name="P4" style:family="paragraph" style:parent-style-name="Footer">
      <style:text-properties style:font-name="Arial" fo:font-size="7pt" style:font-size-asian="7pt" style:font-name-complex="Arial" style:font-size-complex="7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Arial" fo:font-size="10pt" fo:font-weight="bold" officeooo:paragraph-rsid="00217a26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Arial" fo:font-size="10pt" officeooo:paragraph-rsid="00217a26" style:font-size-asian="10pt" style:font-size-complex="10pt"/>
    </style:style>
    <style:style style:name="P10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loext:graphic-properties draw:fill="none"/>
      <style:paragraph-properties fo:margin-left="0.256cm" fo:margin-right="-0.009cm" fo:margin-top="0cm" fo:margin-bottom="0cm" loext:contextual-spacing="false" fo:text-indent="0cm" style:auto-text-indent="false" fo:background-color="transparent" text:number-lines="false" text:line-number="0"/>
      <style:text-properties style:font-name="Arial" fo:font-size="10pt" fo:font-weight="normal" officeooo:rsid="001f3b19" officeooo:paragraph-rsid="00277ea5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margin-top="0cm" fo:margin-bottom="0cm" loext:contextual-spacing="false"/>
    </style:style>
    <style:style style:name="P14" style:family="paragraph" style:parent-style-name="Table_20_Contents">
      <style:paragraph-properties fo:margin-top="0cm" fo:margin-bottom="0cm" loext:contextual-spacing="false"/>
      <style:text-properties fo:color="#ffffff" style:font-name="Arial" fo:font-size="6pt" fo:font-weight="bold" officeooo:rsid="0020d1bf" officeooo:paragraph-rsid="0020d1bf" fo:background-color="#0000ff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margin-top="0cm" fo:margin-bottom="0cm" loext:contextual-spacing="false"/>
      <style:text-properties style:font-name="Arial"/>
    </style:style>
    <style:style style:name="P16" style:family="paragraph" style:parent-style-name="Table_20_Contents">
      <style:paragraph-properties fo:margin-top="0cm" fo:margin-bottom="0cm" loext:contextual-spacing="false"/>
      <style:text-properties style:font-name="Arial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17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6pt" fo:font-weight="bold" officeooo:rsid="0020d1bf" officeooo:paragraph-rsid="0020d1bf" style:font-size-asian="5.25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Arial" fo:font-size="6pt" fo:font-weight="bold" officeooo:rsid="0020d1bf" officeooo:paragraph-rsid="0020d1bf" style:font-size-asian="5.25pt" style:font-weight-asian="bold" style:font-size-complex="6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style:font-name="Arial" fo:font-size="6pt" fo:font-weight="bold" officeooo:rsid="001f3b19" officeooo:paragraph-rsid="001f3b19" fo:background-color="#0000ff" style:font-size-asian="5.25pt" style:font-weight-asian="bold" style:font-size-complex="6pt" style:font-weight-complex="bold"/>
    </style:style>
    <style:style style:name="P20" style:family="paragraph" style:parent-style-name="Table_20_Contents">
      <style:paragraph-properties fo:margin-top="0cm" fo:margin-bottom="0cm" loext:contextual-spacing="false"/>
      <style:text-properties style:font-name="Arial" fo:font-size="6pt" fo:font-weight="bold" officeooo:rsid="0020d1bf" officeooo:paragraph-rsid="0020d1bf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cm" fo:margin-bottom="0cm" loext:contextual-spacing="false"/>
      <style:text-properties style:font-name="Arial" fo:font-size="6pt" style:font-size-asian="6pt" style:font-size-complex="6pt"/>
    </style:style>
    <style:style style:name="P2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Arial" fo:font-size="10pt" fo:font-weight="normal" officeooo:rsid="001f3b19" officeooo:paragraph-rsid="001f3b19" style:font-size-asian="8.75pt" style:font-weight-asian="normal" style:font-size-complex="10pt" style:font-weight-complex="normal"/>
    </style:style>
    <style:style style:name="P23" style:family="paragraph" style:parent-style-name="Table_20_Contents">
      <style:paragraph-properties fo:margin-top="0cm" fo:margin-bottom="0cm" loext:contextual-spacing="false"/>
      <style:text-properties style:font-name="Arial" fo:font-size="10pt" fo:font-weight="normal" officeooo:rsid="001f3b19" officeooo:paragraph-rsid="001f3b19" style:font-size-asian="8.75pt" style:font-weight-asian="normal" style:font-size-complex="10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Arial" fo:font-size="10pt" fo:font-weight="normal" officeooo:rsid="0020d1bf" officeooo:paragraph-rsid="0020d1bf" style:font-size-asian="8.75pt" style:font-weight-asian="normal" style:font-size-complex="10pt" style:font-weight-complex="normal"/>
    </style:style>
    <style:style style:name="P25" style:family="paragraph" style:parent-style-name="Table_20_Contents">
      <style:paragraph-properties fo:margin-top="0cm" fo:margin-bottom="0cm" loext:contextual-spacing="false"/>
      <style:text-properties style:font-name="Arial" fo:font-size="10pt" fo:font-weight="bold" officeooo:rsid="0020d1bf" officeooo:paragraph-rsid="0020d1bf" style:font-size-asian="8.75pt" style:font-weight-asian="bold" style:font-size-complex="10pt" style:font-weight-complex="bold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10pt" fo:font-weight="normal" officeooo:paragraph-rsid="00235e7f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10pt" fo:font-weight="normal" officeooo:paragraph-rsid="00277ea5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Arial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Helvetica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P30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Arial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Arial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Arial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Arial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/>
      <style:paragraph-properties fo:margin-left="0.4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Arial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35" style:family="paragraph" style:parent-style-name="Table_20_Contents">
      <loext:graphic-properties draw:fill="none"/>
      <style:paragraph-properties fo:margin-left="0.4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Arial" fo:font-size="10pt" fo:font-weight="normal" officeooo:rsid="0020d1bf" officeooo:paragraph-rsid="0020d1bf" style:font-size-asian="8.75pt" style:font-weight-asian="normal" style:font-size-complex="10pt" style:font-weight-complex="normal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Arial" fo:font-size="6pt" fo:font-weight="bold" officeooo:rsid="0020d1bf" officeooo:paragraph-rsid="0020d1bf" style:font-size-asian="6pt" style:font-weight-asian="bold" style:font-size-complex="6pt" style:font-weight-complex="bold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 text:number-lines="false" text:line-number="0"/>
      <style:text-properties style:font-name="Helvetica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Helvetica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Arial" fo:font-size="10pt" fo:font-weight="normal" officeooo:rsid="001f3b19" officeooo:paragraph-rsid="00277ea5" fo:background-color="#0000ff" style:font-size-asian="10pt" style:font-weight-asian="normal" style:font-size-complex="10pt" style:font-weight-complex="normal"/>
    </style:style>
    <style:style style:name="P40" style:family="paragraph" style:parent-style-name="Table_20_Contents">
      <loext:graphic-properties draw:fill="none"/>
      <style:paragraph-properties fo:margin-left="0.48cm" fo:margin-right="0.004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Arial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2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P43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P44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1a1a1a" style:font-name="Arial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tyle="italic" style:font-style-asian="italic"/>
    </style:style>
    <style:style style:name="T7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30">COD. ARTICOLO</text:p>
          </table:table-cell>
          <table:table-cell table:style-name="Tabella4.A1" office:value-type="string">
            <text:p text:style-name="P31">DESCRIZIONE ARTICOLO</text:p>
          </table:table-cell>
          <table:table-cell table:style-name="Tabella4.A1" office:value-type="string">
            <text:p text:style-name="P32">U.M.<text:span text:style-name="T7"> <text:s text:c="9"/></text:span></text:p>
          </table:table-cell>
          <table:table-cell table:style-name="Tabella4.A1" office:value-type="string">
            <text:p text:style-name="P32">QUANTITA' <text:s text:c="17"/></text:p>
          </table:table-cell>
          <table:table-cell table:style-name="Tabella4.A1" office:value-type="string">
            <text:p text:style-name="P32">PREZZO <text:s text:c="21"/></text:p>
          </table:table-cell>
          <table:table-cell table:style-name="Tabella4.A1" office:value-type="string">
            <text:p text:style-name="P33">SC. %</text:p>
          </table:table-cell>
          <table:table-cell table:style-name="Tabella4.A1" office:value-type="string">
            <text:p text:style-name="P33">IMPORTO</text:p>
          </table:table-cell>
          <table:table-cell table:style-name="Tabella4.H1" office:value-type="string">
            <text:p text:style-name="P33">IVA</text:p>
          </table:table-cell>
        </table:table-row>
        <table:table-row>
          <table:table-cell table:style-name="Tabella4.A2" table:number-columns-spanned="8" office:value-type="string">
            <text:p text:style-name="P26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7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5"><text:placeholder text:placeholder-type="text">&lt;line.name or ''&gt;</text:placeholder></text:p>
          </table:table-cell>
          <table:table-cell table:style-name="Tabella4.A3" office:value-type="string">
            <text:p text:style-name="P6"><text:placeholder text:placeholder-type="text">&lt;line.uos_id and line.uos_id.name or ''&gt;</text:placeholder></text:p>
          </table:table-cell>
          <table:table-cell table:style-name="Tabella4.A3" office:value-type="string">
            <text:p text:style-name="P6"><text:placeholder text:placeholder-type="text">&lt;("%1.2f" % line.quantity) or 0.00&gt;</text:placeholder></text:p>
          </table:table-cell>
          <table:table-cell table:style-name="Tabella4.A3" office:value-type="string">
            <text:p text:style-name="P6"><text:placeholder text:placeholder-type="text">&lt;line.price_unit or ''&gt;</text:placeholder></text:p>
          </table:table-cell>
          <table:table-cell table:style-name="Tabella4.A3" office:value-type="string">
            <text:p text:style-name="P6"><text:placeholder text:placeholder-type="text">&lt;line.discount and (str('%.0f' % line.discount) +'%') or ''&gt;</text:placeholder></text:p>
          </table:table-cell>
          <table:table-cell table:style-name="Tabella4.A3" office:value-type="string">
            <text:p text:style-name="P6"><text:placeholder text:placeholder-type="text">&lt;line.price_subtotal or ''&gt;</text:placeholder></text:p>
          </table:table-cell>
          <table:table-cell table:style-name="Tabella4.A2" office:value-type="string">
            <text:p text:style-name="P7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1.497cm" style:rel-column-width="6518*"/>
    </style:style>
    <style:style style:name="Tabella1.B" style:family="table-column">
      <style:table-column-properties style:column-width="7.504cm" style:rel-column-width="4254*"/>
    </style:style>
    <style:style style:name="Tabella1.1" style:family="table-row">
      <style:table-row-properties style:min-row-height="2.3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7.504cm" fo:margin-top="0cm" fo:margin-bottom="0cm" table:align="margins"/>
    </style:style>
    <style:style style:name="Tabella2.A" style:family="table-column">
      <style:table-column-properties style:column-width="1.404cm" style:rel-column-width="796*"/>
    </style:style>
    <style:style style:name="Tabella2.B" style:family="table-column">
      <style:table-column-properties style:column-width="6.1cm" style:rel-column-width="3458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3" style:family="table" style:master-page-name="">
      <style:table-properties style:width="19.001cm" style:page-number="auto" table:align="margins"/>
    </style:style>
    <style:style style:name="Tabella3.A" style:family="table-column">
      <style:table-column-properties style:column-width="4.75cm" style:rel-column-width="2693*"/>
    </style:style>
    <style:style style:name="Tabella3.B" style:family="table-column">
      <style:table-column-properties style:column-width="1.75cm" style:rel-column-width="992*"/>
    </style:style>
    <style:style style:name="Tabella3.C" style:family="table-column">
      <style:table-column-properties style:column-width="3cm" style:rel-column-width="1701*"/>
    </style:style>
    <style:style style:name="Tabella3.D" style:family="table-column">
      <style:table-column-properties style:column-width="1.501cm" style:rel-column-width="851*"/>
    </style:style>
    <style:style style:name="Tabella3.E" style:family="table-column">
      <style:table-column-properties style:column-width="1.499cm" style:rel-column-width="850*"/>
    </style:style>
    <style:style style:name="Tabella3.F" style:family="table-column">
      <style:table-column-properties style:column-width="0.3cm" style:rel-column-width="170*"/>
    </style:style>
    <style:style style:name="Tabella3.G" style:family="table-column">
      <style:table-column-properties style:column-width="1.45cm" style:rel-column-width="822*"/>
    </style:style>
    <style:style style:name="Tabella3.H" style:family="table-column">
      <style:table-column-properties style:column-width="0.349cm" style:rel-column-width="198*"/>
    </style:style>
    <style:style style:name="Tabella3.I" style:family="table-column">
      <style:table-column-properties style:column-width="1.152cm" style:rel-column-width="653*"/>
    </style:style>
    <style:style style:name="Tabella3.J" style:family="table-column">
      <style:table-column-properties style:column-width="2.249cm" style:rel-column-width="1275*"/>
    </style:style>
    <style:style style:name="Tabella3.K" style:family="table-column">
      <style:table-column-properties style:column-width="1cm" style:rel-column-width="567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Pie" style:family="table">
      <style:table-properties style:width="18.983cm" fo:margin-left="0cm" table:align="left"/>
    </style:style>
    <style:style style:name="TabellaPie.A" style:family="table-column">
      <style:table-column-properties style:column-width="4.745cm"/>
    </style:style>
    <style:style style:name="TabellaPie.C" style:family="table-column">
      <style:table-column-properties style:column-width="4.747cm"/>
    </style:style>
    <style:style style:name="TabellaPie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MP3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MP4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Arial" fo:font-size="10pt" fo:font-weight="bold" officeooo:paragraph-rsid="00217a26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Arial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Table_20_Contents">
      <style:paragraph-properties fo:margin-top="0cm" fo:margin-bottom="0cm" loext:contextual-spacing="false"/>
      <style:text-properties style:font-name="Arial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0" style:family="paragraph" style:parent-style-name="Table_20_Contents">
      <loext:graphic-properties draw:fill="none"/>
      <style:paragraph-properties fo:margin-left="0.4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Arial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1" style:family="paragraph" style:parent-style-name="Table_20_Contents">
      <loext:graphic-properties draw:fill="none"/>
      <style:paragraph-properties fo:margin-left="0.256cm" fo:margin-right="-0.009cm" fo:margin-top="0cm" fo:margin-bottom="0cm" loext:contextual-spacing="false" fo:text-indent="0cm" style:auto-text-indent="false" fo:background-color="transparent" text:number-lines="false" text:line-number="0"/>
      <style:text-properties style:font-name="Arial" fo:font-size="10pt" fo:font-weight="normal" officeooo:rsid="001f3b19" officeooo:paragraph-rsid="00277ea5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Arial" fo:font-size="10pt" fo:font-weight="normal" officeooo:rsid="001f3b19" officeooo:paragraph-rsid="001f3b19" style:font-size-asian="8.75pt" style:font-weight-asian="normal" style:font-size-complex="10pt" style:font-weight-complex="normal"/>
    </style:style>
    <style:style style:name="MP13" style:family="paragraph" style:parent-style-name="Table_20_Contents">
      <style:paragraph-properties fo:margin-top="0cm" fo:margin-bottom="0cm" loext:contextual-spacing="false"/>
      <style:text-properties style:font-name="Arial" fo:font-size="10pt" fo:font-weight="normal" officeooo:rsid="001f3b19" officeooo:paragraph-rsid="001f3b19" style:font-size-asian="8.75pt" style:font-weight-asian="normal" style:font-size-complex="10pt" style:font-weight-complex="normal"/>
    </style:style>
    <style:style style:name="MP14" style:family="paragraph" style:parent-style-name="Table_20_Contents">
      <style:paragraph-properties fo:margin-top="0cm" fo:margin-bottom="0cm" loext:contextual-spacing="false"/>
      <style:text-properties style:font-name="Arial" fo:font-size="6pt" fo:font-weight="bold" officeooo:rsid="001f3b19" officeooo:paragraph-rsid="001f3b19" fo:background-color="#0000ff" style:font-size-asian="5.25pt" style:font-weight-asian="bold" style:font-size-complex="6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Arial" fo:font-size="10pt" fo:font-weight="normal" officeooo:rsid="001f3b19" officeooo:paragraph-rsid="00277ea5" fo:background-color="#0000ff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6pt" fo:font-weight="bold" officeooo:rsid="0020d1bf" officeooo:paragraph-rsid="0020d1bf" style:font-size-asian="5.25pt" style:font-weight-asian="bold" style:font-size-complex="6pt" style:font-weight-complex="bold"/>
    </style:style>
    <style:style style:name="MP17" style:family="paragraph" style:parent-style-name="Table_20_Contents">
      <loext:graphic-properties draw:fill="none"/>
      <style:paragraph-properties fo:margin-left="0.48cm" fo:margin-right="0.004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Arial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Arial" fo:font-size="6pt" fo:font-weight="bold" officeooo:rsid="0020d1bf" officeooo:paragraph-rsid="0020d1bf" style:font-size-asian="5.25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Helvetica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fo:color="#ffffff" style:font-name="Arial" fo:font-size="6pt" fo:font-weight="bold" officeooo:rsid="0020d1bf" officeooo:paragraph-rsid="0020d1bf" fo:background-color="#0000ff" style:font-size-asian="6pt" style:font-weight-asian="bold" style:font-size-complex="6pt" style:font-weight-complex="bold"/>
    </style:style>
    <style:style style:name="MP21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Helvetica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Arial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Arial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4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Arial" fo:font-size="10pt" fo:font-weight="normal" officeooo:rsid="0020d1bf" officeooo:paragraph-rsid="0020d1bf" style:font-size-asian="8.75pt" style:font-weight-asian="normal" style:font-size-complex="10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 text:number-lines="false" text:line-number="0"/>
      <style:text-properties style:font-name="Helvetica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margin-top="0cm" fo:margin-bottom="0cm" loext:contextual-spacing="false"/>
      <style:text-properties style:font-name="Arial" fo:font-size="6pt" style:font-size-asian="6pt" style:font-size-complex="6pt"/>
    </style:style>
    <style:style style:name="MP27" style:family="paragraph" style:parent-style-name="Table_20_Contents">
      <style:paragraph-properties fo:margin-top="0cm" fo:margin-bottom="0cm" loext:contextual-spacing="false"/>
      <style:text-properties style:font-name="Arial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Arial" fo:font-size="10pt" fo:font-weight="normal" officeooo:rsid="0020d1bf" officeooo:paragraph-rsid="0020d1bf" style:font-size-asian="8.75pt" style:font-weight-asian="normal" style:font-size-complex="10pt" style:font-weight-complex="normal"/>
    </style:style>
    <style:style style:name="MP29" style:family="paragraph" style:parent-style-name="Table_20_Contents">
      <style:paragraph-properties fo:margin-top="0cm" fo:margin-bottom="0cm" loext:contextual-spacing="false"/>
      <style:text-properties style:font-name="Arial" fo:font-size="10pt" fo:font-weight="bold" officeooo:rsid="0020d1bf" officeooo:paragraph-rsid="0020d1bf" style:font-size-asian="8.75pt" style:font-weight-asian="bold" style:font-size-complex="10pt" style:font-weight-complex="bold"/>
    </style:style>
    <style:style style:name="MP30" style:family="paragraph" style:parent-style-name="Table_20_Contents">
      <style:paragraph-properties fo:margin-top="0cm" fo:margin-bottom="0cm" loext:contextual-spacing="false"/>
      <style:text-properties style:font-name="Arial"/>
    </style:style>
    <style:style style:name="MP31" style:family="paragraph" style:parent-style-name="Header">
      <style:text-properties officeooo:paragraph-rsid="00130f00"/>
    </style:style>
    <style:style style:name="MP32" style:family="paragraph" style:parent-style-name="Footer">
      <style:text-properties fo:font-size="8pt" style:font-size-asian="8pt" style:font-size-complex="8pt"/>
    </style:style>
    <style:style style:name="MP33" style:family="paragraph" style:parent-style-name="Footer">
      <style:text-properties fo:font-style="italic" style:font-style-asian="italic"/>
    </style:style>
    <style:style style:name="MP34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font-name="Arial"/>
    </style:style>
    <style:style style:name="MT2" style:family="text">
      <style:text-properties fo:color="#1a1a1a" style:font-name="Arial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background-color="transparent" loext:char-shading-value="0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tyle="italic" style:font-style-asian="italic"/>
    </style:style>
    <style:style style:name="MT6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table:number-rows-spanned="2" office:value-type="string">
              <text:p text:style-name="Table_20_Contents"><draw:frame draw:style-name="Mfr1" draw:name="Immagine 3" text:anchor-type="as-char" svg:y="0cm" svg:width="4.78cm" style:rel-width="scale" svg:height="2.799cm" style:rel-height="scale" draw:z-index="0"><draw:image xlink:href="Pictures/10000000000000AE000000666A78FB54D12AA756.jpg" xlink:type="simple" xlink:show="embed" xlink:actuate="onLoad"/></draw:frame></text:p>
            </table:table-cell>
            <table:table-cell table:style-name="Tabella1.A1" office:value-type="string">
              <table:table table:name="Tabella2" table:style-name="Tabella2">
                <table:table-column table:style-name="Tabella2.A"/>
                <table:table-column table:style-name="Tabella2.B"/>
                <table:table-row table:style-name="Tabella2.1">
                  <table:table-cell table:style-name="Tabella2.A1" office:value-type="string">
                    <text:p text:style-name="MP1"><text:span text:style-name="Teletype"><text:span text:style-name="MT1"/></text:span></text:p>
                  </table:table-cell>
                  <table:table-cell table:style-name="Tabella2.A1" office:value-type="string">
                    <text:p text:style-name="MP2">Sinfocom s.r.l.</text:p>
                    <text:p text:style-name="MP3">Via Giuseppe Lunghi, 89 - 06135 – Perugia</text:p>
                    <text:p text:style-name="MP3">Tel +390757750400 - Fax +390757823961</text:p>
                    <text:p text:style-name="MP2">P.Iva IT03462100540</text:p>
                    <text:p text:style-name="MP4"/>
                  </table:table-cell>
                </table:table-row>
              </table:table>
              <text:p text:style-name="MP5"><text:placeholder text:placeholder-type="text">&lt;setLang(o.partner_id.lang or "en_US")&gt;</text:placeholder></text:p>
            </table:table-cell>
          </table:table-row>
          <table:table-row table:style-name="Tabella1.1">
            <table:covered-table-cell/>
            <table:table-cell table:style-name="Tabella1.A1" office:value-type="string">
              <text:p text:style-name="MP6"><text:placeholder text:placeholder-type="text">&lt;o.partner_id.title and o.partner_id.title.name or ''&gt;</text:placeholder></text:p>
              <text:p text:style-name="MP6"><text:placeholder text:placeholder-type="text">&lt;o.partner_id.name or ''&gt;</text:placeholder></text:p>
              <text:p text:style-name="MP7"><text:placeholder text:placeholder-type="text">&lt;o.partner_id.street or ''&gt;</text:placeholder> <text:placeholder text:placeholder-type="text">&lt;o.partner_id.street2 or ''&gt;</text:placeholder></text:p>
              <text:p text:style-name="MP7"><text:placeholder text:placeholder-type="text">&lt;o.partner_id.zip or ''&gt;</text:placeholder> <text:placeholder text:placeholder-type="text">&lt;o.partner_id.city or ''&gt;</text:placeholder></text:p>
              <text:p text:style-name="MP8"><text:span text:style-name="Teletype"><text:span text:style-name="MT2"/></text:span></text:p>
            </table:table-cell>
          </table:table-row>
        </table:table>
        <table:table table:name="Tabella3" table:style-name="Tabella3">
          <table:table-column table:style-name="Tabella3.A"/>
          <table:table-column table:style-name="Tabella3.B"/>
          <table:table-column table:style-name="Tabella3.C"/>
          <table:table-column table:style-name="Tabella3.D"/>
          <table:table-column table:style-name="Tabella3.E"/>
          <table:table-column table:style-name="Tabella3.F"/>
          <table:table-column table:style-name="Tabella3.G"/>
          <table:table-column table:style-name="Tabella3.H"/>
          <table:table-column table:style-name="Tabella3.I"/>
          <table:table-column table:style-name="Tabella3.J"/>
          <table:table-column table:style-name="Tabella3.K"/>
          <table:table-row>
            <table:table-cell table:style-name="Tabella3.A1" table:number-columns-spanned="11" office:value-type="string">
              <text:p text:style-name="MP9">DESTINAZIONE SE DIVERSA</text:p>
              <text:p text:style-name="MP1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table:number-columns-spanned="2" office:value-type="string">
              <text:p text:style-name="MP9">PARTITA IVA e/o CODICE FISCALE</text:p>
              <text:p text:style-name="MP11"><text:span text:style-name="MT3"><text:placeholder text:placeholder-type="text">&lt;o.partner_id.vat or ''&gt;</text:placeholder></text:span></text:p>
            </table:table-cell>
            <table:covered-table-cell/>
            <table:table-cell table:style-name="Tabella3.A2" office:value-type="string">
              <text:p text:style-name="MP9">CODICE CLIENTE</text:p>
              <text:p text:style-name="MP12"/>
            </table:table-cell>
            <table:table-cell table:style-name="Tabella3.A2" table:number-columns-spanned="2" office:value-type="string">
              <text:p text:style-name="MP9">AGENTE</text:p>
              <text:p text:style-name="MP13"/>
            </table:table-cell>
            <table:covered-table-cell/>
            <table:table-cell table:style-name="Tabella3.F2" table:number-columns-spanned="6" office:value-type="string">
              <text:p text:style-name="MP14">TIPO DOCUMENTO</text:p>
              <text:p text:style-name="MP15"><text:placeholder text:placeholder-type="text">&lt;get_selection_item(o,'type')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MP16">CODICE PAGAMENTO</text:p>
              <text:p text:style-name="MP17"><text:placeholder text:placeholder-type="text">&lt;o.payment_term and o.payment_term.name or ''&gt;</text:placeholder></text:p>
            </table:table-cell>
            <table:covered-table-cell/>
            <table:covered-table-cell/>
            <table:table-cell table:style-name="Tabella3.A2" table:number-columns-spanned="2" office:value-type="string">
              <text:p text:style-name="MP18">PAG</text:p>
              <text:p text:style-name="MP19"><text:page-number text:select-page="current">1</text:page-number>/<text:page-count>1</text:page-count> </text:p>
            </table:table-cell>
            <table:covered-table-cell/>
            <table:table-cell table:style-name="Tabella3.A2" table:number-columns-spanned="4" office:value-type="string">
              <text:p text:style-name="MP20">N° DOCUMENTO</text:p>
              <text:p text:style-name="MP21"><text:placeholder text:placeholder-type="text">&lt;o.company_id.partner_id.bank_ids and o.company_id.partner_id.bank_ids[0].iban or ''&gt;</text:placeholder></text:p>
            </table:table-cell>
            <table:covered-table-cell/>
            <table:covered-table-cell/>
            <table:covered-table-cell/>
            <table:table-cell table:style-name="Tabella3.F2" table:number-columns-spanned="2" office:value-type="string">
              <text:p text:style-name="MP20">DATA DOCUMENTO</text:p>
              <text:p text:style-name="MP22"><text:placeholder text:placeholder-type="text">&lt;o.date_invoice and formatLang(o.date_invoice,date=True) or ''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BANCA APPOGGIO</text:p>
              <text:p text:style-name="MP24"/>
            </table:table-cell>
            <table:covered-table-cell/>
            <table:table-cell table:style-name="Tabella3.A2" table:number-columns-spanned="2" office:value-type="string">
              <text:p text:style-name="MP23">IBAN</text:p>
              <text:p text:style-name="MP25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ella3.A2" office:value-type="string">
              <text:p text:style-name="MP26"/>
            </table:table-cell>
            <table:table-cell table:style-name="Tabella3.A2" office:value-type="string">
              <text:p text:style-name="MP27">ABI</text:p>
              <text:p text:style-name="MP28"/>
            </table:table-cell>
            <table:table-cell table:style-name="Tabella3.A2" table:number-columns-spanned="2" office:value-type="string">
              <text:p text:style-name="MP27">CAB</text:p>
              <text:p text:style-name="MP28"/>
            </table:table-cell>
            <table:covered-table-cell/>
            <table:table-cell table:style-name="Tabella3.A2" table:number-columns-spanned="2" office:value-type="string">
              <text:p text:style-name="MP27">C/C</text:p>
              <text:p text:style-name="MP28"/>
            </table:table-cell>
            <table:covered-table-cell/>
            <table:table-cell table:style-name="Tabella3.F2" office:value-type="string">
              <text:p text:style-name="MP27">CIN</text:p>
              <text:p text:style-name="MP28"/>
            </table:table-cell>
          </table:table-row>
          <table:table-row>
            <table:table-cell table:style-name="Tabella3.A2" office:value-type="string">
              <text:p text:style-name="MP18">SCADENZE</text:p>
              <text:p text:style-name="MP29"/>
            </table:table-cell>
            <table:table-cell table:style-name="Tabella3.A2" table:number-columns-spanned="2" office:value-type="string">
              <text:p text:style-name="MP30"/>
            </table:table-cell>
            <table:covered-table-cell/>
            <table:table-cell table:style-name="Tabella3.A2" table:number-columns-spanned="4" office:value-type="string">
              <text:p text:style-name="MP30"/>
            </table:table-cell>
            <table:covered-table-cell/>
            <table:covered-table-cell/>
            <table:covered-table-cell/>
            <table:table-cell table:style-name="Tabella3.F2" table:number-columns-spanned="4" office:value-type="string">
              <text:p text:style-name="MP30"/>
            </table:table-cell>
            <table:covered-table-cell/>
            <table:covered-table-cell/>
            <table:covered-table-cell/>
          </table:table-row>
        </table:table>
        <text:p text:style-name="MP31"/>
      </style:header>
      <style:footer>
        <table:table table:name="TabellaPie" table:style-name="TabellaPie">
          <table:table-column table:style-name="TabellaPie.A" table:number-columns-repeated="2"/>
          <table:table-column table:style-name="TabellaPie.C" table:number-columns-repeated="2"/>
          <table:table-row>
            <table:table-cell table:style-name="TabellaPie.A1" office:value-type="string">
              <text:p text:style-name="MP32">Iscrizione Registro Imprese di Perugia Nr PG – 290910</text:p>
              <text:p text:style-name="Footer"><text:span text:style-name="Car._20_predefinito_20_paragrafo"><text:span text:style-name="MT4">Cap. Sociale € 40.000,00</text:span></text:span></text:p>
            </table:table-cell>
            <table:table-cell table:style-name="TabellaPie.A1" office:value-type="string">
              <text:p text:style-name="MP33">Tel +390757750400</text:p>
              <text:p text:style-name="Footer"><text:span text:style-name="Car._20_predefinito_20_paragrafo"><text:span text:style-name="MT5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5">www.sinfocom.it</text:span></text:span></text:a></text:p>
              <text:p text:style-name="Footer"><text:span text:style-name="Car._20_predefinito_20_paragrafo"><text:span text:style-name="MT5">Email info@sinfocom.it</text:span></text:span></text:p>
            </table:table-cell>
            <table:table-cell table:style-name="TabellaPie.A1" office:value-type="string">
              <text:p text:style-name="MP34">Banca</text:p>
              <text:p text:style-name="MP34">Banca Popolare di Spoleto</text:p>
              <text:p text:style-name="MP34">Ag. Ponte San Giovanni</text:p>
              <text:p text:style-name="MP34">ABI CAB 05704 03001</text:p>
              <text:p text:style-name="MP34">C/C 000000133000</text:p>
              <text:p text:style-name="MP34">IBAN IT81D0570403001000000133000</text:p>
              <text:p text:style-name="Footer"><text:span text:style-name="Car._20_predefinito_20_paragrafo"><text:span text:style-name="MT6">BIC / SWIFT BPSIT3SXXX</text:span></text:span></text:p>
            </table:table-cell>
            <table:table-cell table:style-name="TabellaPie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1T19:51:02.532000000</dc:date>
    <meta:print-date>2015-11-01T17:36:21.213000000</meta:print-date>
    <meta:editing-cycles>6</meta:editing-cycles>
    <meta:editing-duration>PT2H8M55S</meta:editing-duration>
    <meta:document-statistic meta:table-count="5" meta:image-count="1" meta:object-count="0" meta:page-count="1" meta:paragraph-count="63" meta:word-count="184" meta:character-count="1603" meta:non-whitespace-character-count="1428"/>
    <meta:template xlink:type="simple" xlink:actuate="onRequest" xlink:title="" xlink:href="../Carta%20Intestata%20Sinfocom%20Versione%202.odt/Normal"/>
  </office:meta>
</office:document-meta>
</file>